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ff" fo:font-size="72pt" fo:font-weight="bold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Tęsknię za Tobą Panie</text:span><text:span text:style-name="T1"><text:line-break/></text:span><text:span text:style-name="T1">Chcę zatańczyć miłość,</text:span><text:span text:style-name="T1"><text:line-break/></text:span><text:span text:style-name="T1">ptaków śpiew</text:span><text:span text:style-name="T1"><text:line-break/></text:span><text:span text:style-name="T1">Tyś największe </text:span><text:span text:style-name="T1">me pragnie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1">Z Tobą mogę</text:span><text:span text:style-name="T1"><text:line-break/></text:span><text:span text:style-name="T1">po bezkresach biec</text:span><text:span text:style-name="T1"><text:line-break/></text:span><text:span text:style-name="T1">Tyś największe me pragnienie</text:span><text:span text:style-name="T1"><text:line-break/></text:span><text:span text:style-name="T1">Z Tobą mogę</text:span><text:span text:style-name="T1"><text:line-break/></text:span><text:span text:style-name="T1">po bezkresach biec</text:span><text:span text:style-name="T1"><text:line-break/></text:span><text:span text:style-name="T1">Kiedy mówisz do mnie Pa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3cm" presentation:class="title" presentation:user-transformed="true">
          <draw:text-box>
            <text:p text:style-name="P1"><text:span text:style-name="T1">W Twoje oczy </text:span><text:span text:style-name="T1">kiedy patrzę się</text:span><text:span text:style-name="T1"><text:line-break/></text:span><text:span text:style-name="T1">Moje życie tańczy taniec</text:span><text:span text:style-name="T1"><text:line-break/></text:span><text:span text:style-name="T1">Takie proste </text:span><text:span text:style-name="T1">i radosne jest</text:span><text:span text:style-name="T1"><text:line-break/></text:span><text:span text:style-name="T1">Moje życie tańczy taniec</text:span><text:span text:style-name="T1"><text:line-break/></text:span><text:span text:style-name="T1">Takie proste i radosne jest</text:span><text:span text:style-name="T1"><text:line-break/></text:span><text:span text:style-name="T1">Laj, la-la,</text:span><text:span text:style-name="T1"><text:line-break/></text:span><text:span text:style-name="T1">laj la-la, laj, la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8T22:59:49</meta:creation-date>
    <dc:creator>Rafał Talacha</dc:creator>
    <dc:date>2009-02-01T12:44:02</dc:date>
    <dc:language>pl-PL</dc:language>
    <meta:editing-cycles>5</meta:editing-cycles>
    <meta:editing-duration>PT3M43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